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t;initOpts, <text:s/>echo = FALSE, results = hide&gt;&gt;=</text:p>
      <text:p text:style-name="Standard">options(scipen=100)</text:p>
      <text:p text:style-name="Standard">options(digits=2)</text:p>
      <text:p text:style-name="Standard">@</text:p>
      <text:h text:style-name="Heading_20_1" text:outline-level="1">Findings </text:h>
      <text:h text:style-name="Heading_20_2" text:outline-level="2">Temporal bias in answer acceptance </text:h>
      <text:p text:style-name="Standard">An analysis of temporal factors in relation to answer acceptance confirmed the tendency for the first few answers received to be accepted in preference to later ones. Figure xx shows a scatter graph of 250 randomly selected answers plotted by temporal rank and the time that the question was received. We can see that accepted answers appear more commonly toward the bottom left of the graph. </text:p>
      <text:p text:style-name="Standard"/>
      <text:p text:style-name="Standard">&lt;&lt;AccptanceScatter, echo = FALSE, fig = TRUE&gt;&gt;= </text:p>
      <text:p text:style-name="Standard">p&lt;-AcceptedScatter() </text:p>
      <text:p text:style-name="Standard">odfFigureCaption('Scatter of answers by temporal rank and minutes after the question was posted (log transformations)', numformat = '1', numlettersync = FALSE, formula='Illustration+1', label='Figure') </text:p>
      <text:p text:style-name="Standard">print(p) </text:p>
      <text:p text:style-name="Standard">@ </text:p>
      <text:p text:style-name="Standard"/>
      <text:p text:style-name="Standard">In order to compare temporal factors with other structural features previously identified as important to acceptance or answer quality, multiple logistic models were constructed to provide predictions of answer acceptance. 5000 randomly selected answers were used to construct the models, with the features of temporal rank, the time from question to answer, the post length in characters and whether the post contained a code example. The non-temporal features had been identified in earlier studies as important features in acceptance decisions in Q&amp;A generally or, for code examples, the Stack Overflow community {{341 Adamic,L. 2008; 713 Treude,C. 2011;}}. </text:p>
      <text:p text:style-name="Standard"/>
      <text:p text:style-name="Standard">Models were tested using a further sample of 5000 answers. The prediction accuracy in terms of a 0.5 prediction threshold and the area under the ROC curve are shown in Table xx, below.</text:p>
      <text:p text:style-name="Standard"/>
      <text:p text:style-name="Standard">&lt;&lt;AcceptanceModelTable, echo = FALSE, results = xml&gt;&gt;= </text:p>
      <text:p text:style-name="Standard">mdltbl &lt;- doAccptModelling()</text:p>
      <text:p text:style-name="Standard">odfTableCaption('Predicting acceptance from temporal and textual features', numformat='1', numlettersync=FALSE, formula='Table+1', label='Table') </text:p>
      <text:p text:style-name="Standard">odfTable(mdltbl,horizontal=TRUE) </text:p>
      <text:p text:style-name="Standard">@ </text:p>
      <text:p text:style-name="Standard"/>
      <text:p text:style-name="Standard">We see that temporal rank provides the best single predictor of acceptance, with the timing of the response and the structural features relatively less reliable. Combining features only provides piecemeal improvements, with the best accuracy of <text:s/>0.644 achieved with a combination of temporal rank, answer length and the contains code binary.</text:p>
      <text:p text:style-name="Standard"/>
      <text:p text:style-name="Standard"/>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text:soft-page-break/>months later. </text:p>
      <text:p text:style-name="Standard">Table xx <text:s text:c="2"/>shows <text:s/>a summary of questions and the time at which answers were contributed. The majority of question activity ceased after 30 days. In some cases, activity continued after 30 days but those questions contributed fewer user votes. Only in around 2% of cases did new questions garner the majority of votes. </text:p>
      <text:p text:style-name="Standard"/>
      <text:p text:style-name="Standard">&lt;&lt;QuestionBreakdownTable, echo = FALSE, results = xml&gt;&gt;= </text:p>
      <text:p text:style-name="Standard">tlSummary &lt;- getTLSummary() </text:p>
      <text:p text:style-name="Standard">odfTableCaption('Longevity of Questions', numformat='1', numlettersync=FALSE, formula='Table+1', label='Table') </text:p>
      <text:p text:style-name="Standard">odfTable(tlSummary,horizontal=TRUE) </text:p>
      <text:p text:style-name="Standard">@ </text:p>
      <text:p text:style-name="Standard"/>
      <text:p text:style-name="Standard">Figure xx shows a typical question timeline, with the majority of answers, and upvotes to these - signalling approval from other community members - <text:s/>received in the few days after the question was asked. </text:p>
      <text:p text:style-name="Standard"/>
      <text:p text:style-name="Standard">&lt;&lt;TypicalQuestion, echo = FALSE, fig = TRUE&gt;&gt;= </text:p>
      <text:p text:style-name="Standard">qid&lt;-1064403 </text:p>
      <text:p text:style-name="Standard">p&lt;-stackplot(qid, gettldata(qid,15), getqdata(qid), F) </text:p>
      <text:p text:style-name="Standard">odfFigureCaption('Typical Question Timeline', numformat = '1', numlettersync = FALSE, formula='Illustration+1', label='Figure') </text:p>
      <text:p text:style-name="Standard">print(p) </text:p>
      <text:p text:style-name="Standard">@ </text:p>
      <text:p text:style-name="Standard"/>
      <text:p text:style-name="Standard">The typical voting patterns are shown in figure xx below, and tend to show the most activity on the day of question posting, with voting tailing off thereafter, but the majority of votes going to answers that were in place early in the timeline. </text:p>
      <text:p text:style-name="Standard"/>
      <text:p text:style-name="Standard">&lt;&lt;TypicalQuestionVoting, echo = FALSE, fig = TRUE&gt;&gt;= </text:p>
      <text:p text:style-name="Standard">qid&lt;-1064403 </text:p>
      <text:p text:style-name="Standard">p&lt;-hourglass.plot(qid, gettldata(qid,15,5), getqdata(qid), F) </text:p>
      <text:p text:style-name="Standard">odfFigureCaption('Typical Question Voting Activity', numformat = '1', numlettersync = FALSE, formula='Illustration+1', label='Figure') </text:p>
      <text:p text:style-name="Standard">print(p) </text:p>
      <text:p text:style-name="Standard">@ </text:p>
      <text:p text:style-name="Standard"/>
      <text:p text:style-name="Standard">In the minority of cases where a new, high quality candidate answer is received that manages to attract community attention, we see a timeline as portrayed in figure xx below. Here, the question is quite specifically related to the "Project Euler" mathematical computing challenge and as such it might be argued that there would be a very focused, expert sub-community interested in the question.</text:p>
      <text:p text:style-name="Standard"/>
      <text:p text:style-name="Standard">&lt;&lt;PrefQuestion, echo = FALSE, fig = TRUE&gt;&gt;= </text:p>
      <text:p text:style-name="Standard">qid&lt;-295579 </text:p>
      <text:p text:style-name="Standard">p&lt;-stackplot(qid, gettldata(qid,100,6), getqdata(qid), F) </text:p>
      <text:p text:style-name="Standard">odfFigureCaption('New Preferred Answer Timeline (Answers receiving at least 6 votes)', numformat = '1', numlettersync = FALSE, formula='Illustration+1', label='Figure') </text:p>
      <text:p text:style-name="Standard">print(p) </text:p>
      <text:p text:style-name="Standard">@ </text:p>
      <text:p text:style-name="Standard"/>
      <text:p text:style-name="Standard">We see from subsequent voting on this question that the new answer received gradual upvotes over <text:soft-page-break/>time, promoting it up the ranking of answers according to vote tally (Fig xx)</text:p>
      <text:p text:style-name="Standard"/>
      <text:p text:style-name="Standard">&lt;&lt;PrefQuestionVoting, echo = FALSE, fig = TRUE&gt;&gt;= </text:p>
      <text:p text:style-name="Standard">qid&lt;-295579 </text:p>
      <text:p text:style-name="Standard">p&lt;-hourglass.plot(qid, gettldata(qid,100,6), getqdata(qid), F) </text:p>
      <text:p text:style-name="Standard">odfFigureCaption('New Preferred Answer Voting (Answers receiving at least 6 votes)', numformat = '1', numlettersync = FALSE, formula='Illustration+1', label='Figure') </text:p>
      <text:p text:style-name="Standard">print(p) </text:p>
      <text:p text:style-name="Standard">#186264?</text:p>
      <text:p text:style-name="Standard">@ </text:p>
      <text:p text:style-name="Standard"/>
      <text:p text:style-name="Standard">In other cases we see questions where initial activity is rather muted, but there is a flurry of voting activity with further answers posted some time later. Here, a new candidate answer receives a slew of votes in a short period, indicating that either the question was prominently featured on the site at this time, or that the question/answer thread was promoted outside of the community (Figures xx, xx)</text:p>
      <text:p text:style-name="Standard"/>
      <text:p text:style-name="Standard">&lt;&lt;SlowBurnQuestion, echo = FALSE, fig = TRUE&gt;&gt;= </text:p>
      <text:p text:style-name="Standard">qid&lt;-325085 </text:p>
      <text:p text:style-name="Standard">p&lt;-stackplot(qid, gettldata(qid,0,5), getqdata(qid), F) </text:p>
      <text:p text:style-name="Standard">odfFigureCaption('Slow Burning Question', numformat = '1', numlettersync = FALSE, formula='Illustration+1', label='Figure') </text:p>
      <text:p text:style-name="Standard">print(p) </text:p>
      <text:p text:style-name="Standard">@ </text:p>
      <text:p text:style-name="Standard"/>
      <text:p text:style-name="Standard">&lt;&lt;SlowBurnQuestionVoting, echo = FALSE, fig = TRUE&gt;&gt;= </text:p>
      <text:p text:style-name="Standard">qid&lt;-325085 </text:p>
      <text:p text:style-name="Standard">p&lt;-hourglass.plot(qid, gettldata(qid,0,5), getqdata(qid), F) </text:p>
      <text:p text:style-name="Standard">odfFigureCaption('Slow Burning Question Voting', numformat = '1', numlettersync = FALSE, formula='Illustration+1', label='Figure') </text:p>
      <text:p text:style-name="Standard">print(p) </text:p>
      <text:p text:style-name="Standard">@ </text:p>
      <text:p text:style-name="Standard"/>
      <text:p text:style-name="Standard">In some cases a new technical approach emerges in time which supercedes previously provided answers. We also see here a rise in question popularity, probably coupled with increased activity in the area - in that case of iOS development (iPhone apps).</text:p>
      <text:p text:style-name="Standard"/>
      <text:p text:style-name="Standard">&lt;&lt;NewTechQuestion, echo = FALSE, fig = TRUE&gt;&gt;= </text:p>
      <text:p text:style-name="Standard">qid&lt;-422066 </text:p>
      <text:p text:style-name="Standard">p&lt;-stackplot(qid, gettldata(qid), getqdata(qid), F) </text:p>
      <text:p text:style-name="Standard">odfFigureCaption('New Technology Question', numformat = '1', numlettersync = FALSE, formula='Illustration+1', label='Figure') </text:p>
      <text:p text:style-name="Standard">print(p) </text:p>
      <text:p text:style-name="Standard">@ </text:p>
      <text:p text:style-name="Standard"/>
      <text:p text:style-name="Standard">&lt;&lt;NewTechQuestionVotes, echo = FALSE, fig = TRUE&gt;&gt;= </text:p>
      <text:p text:style-name="Standard">qid&lt;-422066 </text:p>
      <text:p text:style-name="Standard">p&lt;-hourglass.plot(qid, gettldata(qid), getqdata(qid), F) </text:p>
      <text:p text:style-name="Standard">odfFigureCaption('New Technology Question Voting', numformat = '1', numlettersync = FALSE, formula='Illustration+1', label='Figure') </text:p>
      <text:p text:style-name="Standard">print(p) </text:p>
      <text:p text:style-name="Standard">@ </text:p>
      <text:p text:style-name="Standard"><text:soft-page-break/></text:p>
      <text:h text:style-name="Heading_20_2" text:outline-level="2">Question and answer edits over time </text:h>
      <text:p text:style-name="P3">TBC - data needs checking for this section..</text:p>
      <text:p text:style-name="Standard">Mean q diff overall = 0.92; 1.54 body edits; 35% of all, a diff = 0.94 ; 1.38 body edits; 20% of all</text:p>
      <text:p text:style-name="Standard"/>
      <text:p text:style-name="Standard">&lt;&lt;QuestionDiffsCor, echo = FALSE, results = xml&gt;&gt;= </text:p>
      <text:p text:style-name="Standard">cor&lt;-qdiffs.correlation()</text:p>
      <text:p text:style-name="Standard">odfFigureCaption('Correlation matrix of question edit features', numformat = '1', numlettersync = FALSE, formula='Table+1', label='Table') </text:p>
      <text:p text:style-name="Standard">odfTable(cor)</text:p>
      <text:p text:style-name="Standard">@ </text:p>
      <text:p text:style-name="Standard"/>
      <text:p text:style-name="Standard">&lt;&lt;AnswerDiffsCor, echo = FALSE, results = xml &gt;&gt;= </text:p>
      <text:p text:style-name="Standard">cor&lt;-adiffs.correlation()</text:p>
      <text:p text:style-name="Standard">odfFigureCaption('Correlation matrix of answer edit features', numformat = '1', numlettersync = FALSE, formula='Table+1', label='Table') </text:p>
      <text:p text:style-name="Standard">odfTable(cor)</text:p>
      <text:p text:style-name="Standard">@ </text:p>
      <text:p text:style-name="Standard"/>
      <text:p text:style-name="Standard">&lt;&lt;DiffsPlot, echo = FALSE, fig = TRUE&gt;&gt;= </text:p>
      <text:p text:style-name="Standard">p&lt;-diffs.linefreq()</text:p>
      <text:p text:style-name="Standard">odfFigureCaption('Question(solid line) and answer (dashed line) diffs for posts with 2 or more edits', numformat = '1', numlettersync = FALSE, formula='Illustration+1', label='Figure') </text:p>
      <text:p text:style-name="Standard">print(p) </text:p>
      <text:p text:style-name="Standard">@ </text:p>
      <text:p text:style-name="Standard"/>
      <text:h text:style-name="Heading_20_2" text:outline-level="2">Evolution of moderation </text:h>
      <text:p text:style-name="P2">In the Stack Overflow community, question duplicates are an acknowledged problem. The objective is a single, canonical answer to a specific question and the emergence of duplicates threatens this. With the success and expansion of the community this has been a growing problem. Users with a certain reputation level are able to flag questions as duplicates and vote for them to be closed, at which point the question is merged into the original.</text:p>
      <text:p text:style-name="P2"/>
      <text:p text:style-name="P2">We see from a comparison of duplicate closure votes over time, that this is in fact increasing with the accumulation of questions, indicating that policies to encourage the identification of duplicates are meeting some success (Figure xx). </text:p>
      <text:p text:style-name="P1"/>
      <text:p text:style-name="Standard">&lt;&lt;ClosureDupeMods, echo = FALSE, fig = TRUE&gt;&gt;= </text:p>
      <text:p text:style-name="Standard">p&lt;-closuresbyperiod() <text:s/></text:p>
      <text:p text:style-name="Standard">odfFigureCaption('Questions closed as duplicates as a percentage of total questions', numformat = '1', numlettersync = FALSE, formula='Illustration+1', label='Figure') </text:p>
      <text:p text:style-name="Standard">print(p)</text:p>
      <text:p text:style-name="Stand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08-23T11:32:07</meta:creation-date>
    <dc:date>2012-09-24T17:30:10</dc:date>
    <dc:creator>Paul Matthews</dc:creator>
    <meta:editing-duration>PT2H15M58S</meta:editing-duration>
    <meta:editing-cycles>37</meta:editing-cycles>
    <meta:generator>LibreOffice/3.5$Linux_x86 LibreOffice_project/350m1$Build-2</meta:generator>
    <meta:document-statistic meta:table-count="0" meta:image-count="0" meta:object-count="0" meta:page-count="4" meta:paragraph-count="109" meta:word-count="1207" meta:character-count="8852" meta:non-whitespace-character-count="7659"/>
  </office:meta>
</office:document-meta>
</file>